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6000001285E236CD7C7B2EA57.png" manifest:media-type="image/png"/>
  <manifest:file-entry manifest:full-path="Pictures/10004CD200005B9200001E9868FEAD36C6B3A7C8.svg" manifest:media-type="image/svg+xml"/>
  <manifest:file-entry manifest:full-path="Pictures/1000834000004C61000033C80B7E69B094C440A6.svg" manifest:media-type="image/svg+xml"/>
  <manifest:file-entry manifest:full-path="Pictures/10000201000002E3000001F514F6EAFAB6B220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44cm" fo:min-width="2.29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3300"/>
      <style:paragraph-properties fo:text-align="center"/>
    </style:style>
    <style:style style:name="P6" style:family="paragraph">
      <loext:graphic-properties draw:fill="solid" draw:fill-color="#ff3300"/>
      <style:paragraph-properties fo:text-align="center"/>
    </style:style>
    <style:style style:name="P7" style:family="paragraph">
      <style:text-properties fo:color="#ff0000"/>
    </style:style>
    <style:style style:name="P8" style:family="paragraph">
      <loext:graphic-properties draw:fill="none" draw:fill-color="#ffffff"/>
      <style:text-properties fo:color="#ff0000"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0000"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346cm" svg:x="1.001cm" svg:y="2.6cm">
          <draw:image xlink:href="Pictures/10004CD200005B9200001E9868FEAD36C6B3A7C8.svg" xlink:type="simple" xlink:show="embed" xlink:actuate="onLoad">
            <text:p/>
          </draw:image>
          <draw:image xlink:href="Pictures/1000020100000376000001285E236CD7C7B2EA57.png" xlink:type="simple" xlink:show="embed" xlink:actuate="onLoad"/>
        </draw:frame>
        <draw:frame draw:style-name="gr1" draw:text-style-name="P1" draw:layer="layout" svg:width="18.999cm" svg:height="12.88cm" svg:x="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2" draw:text-style-name="P1" draw:layer="layout" svg:x1="5.6cm" svg:y1="13.4cm" svg:x2="5.6cm" svg:y2="7.9cm">
          <text:p/>
        </draw:line>
        <draw:line draw:style-name="gr3" draw:text-style-name="P1" draw:layer="layout" svg:x1="10.5cm" svg:y1="9.7cm" svg:x2="10.5cm" svg:y2="8.7cm">
          <text:p/>
        </draw:line>
        <draw:line draw:style-name="gr3" draw:text-style-name="P1" draw:layer="layout" svg:x1="11.1cm" svg:y1="10.7cm" svg:x2="11.1cm" svg:y2="8.2cm">
          <text:p/>
        </draw:line>
        <draw:line draw:style-name="gr2" draw:text-style-name="P1" draw:layer="layout" svg:x1="13.8cm" svg:y1="17.2cm" svg:x2="12.4cm" svg:y2="7.8cm">
          <text:p/>
        </draw:line>
      </draw:page>
      <draw:page draw:name="page2" draw:style-name="dp1" draw:master-page-name="Standard">
        <draw:frame draw:style-name="gr1" draw:text-style-name="P1" draw:layer="layout" svg:width="18.999cm" svg:height="12.88cm" svg:x="1.00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4" draw:text-style-name="P1" draw:layer="layout" svg:x1="2.9cm" svg:y1="11.1cm" svg:x2="4.5cm" svg:y2="11.1cm">
          <text:p/>
        </draw:line>
        <draw:custom-shape draw:style-name="gr5" draw:text-style-name="P3" draw:layer="layout" svg:width="2.9cm" svg:height="1.1cm" svg:x="4.5cm" svg:y="10.6cm">
          <text:p text:style-name="P2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cm" svg:y1="11.7cm" svg:x2="6cm" svg:y2="13.3cm">
          <text:p/>
        </draw:line>
        <draw:frame draw:style-name="gr7" draw:text-style-name="P4" draw:layer="layout" svg:width="1.1cm" svg:height="1.123cm" svg:x="5.1cm" svg:y="12.1cm">
          <draw:text-box>
            <text:p><text:span text:style-name="T2">T2</text:span></text:p>
          </draw:text-box>
        </draw:frame>
        <draw:frame draw:style-name="gr7" draw:text-style-name="P4" draw:layer="layout" svg:width="1.1cm" svg:height="1.123cm" svg:x="3.2cm" svg:y="10.5cm">
          <draw:text-box>
            <text:p><text:span text:style-name="T2">T1</text:span></text:p>
          </draw:text-box>
        </draw:frame>
        <draw:frame draw:style-name="gr7" draw:text-style-name="P4" draw:layer="layout" svg:width="1.4cm" svg:height="1.123cm" svg:x="6cm" svg:y="12.1cm">
          <draw:text-box>
            <text:p><text:span text:style-name="T2">Start</text:span></text:p>
          </draw:text-box>
        </draw:frame>
        <draw:line draw:style-name="gr6" draw:text-style-name="P1" draw:layer="layout" svg:x1="9.8cm" svg:y1="17.7cm" svg:x2="12.8cm" svg:y2="17.7cm">
          <text:p/>
        </draw:line>
        <draw:line draw:style-name="gr6" draw:text-style-name="P1" draw:layer="layout" svg:x1="17.1cm" svg:y1="17.7cm" svg:x2="18.4cm" svg:y2="17.7cm">
          <text:p/>
        </draw:line>
        <draw:custom-shape draw:style-name="gr8" draw:text-style-name="P5" draw:layer="layout" svg:width="0.5cm" svg:height="0.5cm" svg:x="18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cm" svg:height="0.3cm" svg:x="18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1cm" svg:height="1.123cm" svg:x="10.7cm" svg:y="17.877cm">
          <draw:text-box>
            <text:p><text:span text:style-name="T2">T3</text:span></text:p>
          </draw:text-box>
        </draw:frame>
        <draw:frame draw:style-name="gr10" draw:text-style-name="P8" draw:layer="layout" svg:width="3.2cm" svg:height="0.8cm" svg:x="10.1cm" svg:y="17.1cm">
          <draw:text-box>
            <text:p text:style-name="P7"><text:span text:style-name="T3">Activity : effect</text:span></text:p>
          </draw:text-box>
        </draw:frame>
        <draw:frame draw:style-name="gr11" draw:text-style-name="P8" draw:layer="layout" svg:width="4.7cm" svg:height="0.887cm" svg:x="14.8cm" svg:y="16.5cm">
          <draw:text-box>
            <text:p text:style-name="P7"><text:span text:style-name="T3">AnotherSignal /Activity : testEnd</text:span></text:p>
          </draw:text-box>
        </draw:frame>
        <draw:frame draw:style-name="gr7" draw:text-style-name="P4" draw:layer="layout" svg:width="1.1cm" svg:height="1.123cm" svg:x="17.1cm" svg:y="17.9cm">
          <draw:text-box>
            <text:p><text:span text:style-name="T2">T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5:16:54.159000000</meta:creation-date>
    <dc:date>2016-10-20T10:00:01.704000000</dc:date>
    <dc:creator>Jérémie Tatibouet</dc:creator>
    <meta:editing-duration>PT47M18S</meta:editing-duration>
    <meta:editing-cycles>4</meta:editing-cycles>
    <meta:generator>LibreOffice/5.2.2.2$Windows_x86 LibreOffice_project/8f96e87c890bf8fa77463cd4b640a2312823f3ad</meta:generator>
    <meta:document-statistic meta:object-count="21"/>
  </office:meta>
</office:document-meta>
</file>